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43"><text:text-input text:description="&lt;choose&gt;">&lt;choose&gt;</text:text-input></text:p>
            <text:p text:style-name="P43"><text:text-input text:description="&lt;when test=&quot;order_line.product_tmpl_id.type != 'Service'&quot;&gt;">&lt;when test="o.state != 'draft' and 'sent' "&gt;</text:text-input></text:p>
            <text:p text:style-name="P45"><text:span text:style-name="T7"><text:text-input text:description="&lt;order_line.name&gt;">&lt;o.name&gt;</text:text-input></text:span></text:p>
            <text:p text:style-name="P43"><text:text-input text:description="&lt;/when&gt;">&lt;/when&gt;</text:text-input></text:p>
            <text:p text:style-name="P43"><text:text-input text:description="&lt;when test=&quot;order_line.product_tmpl_id.type == 'Service'&quot;&gt;">&lt;when test="o.state == 'draft' or 'sent' "&gt;</text:text-input></text:p>
            <text:p text:style-name="P46"><text:text-input text:description="&lt;order_line.product_tmpl_id.default_cod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2" office:value-type="string">
            <text:p text:style-name="P37"><text:text-input text:description="&lt;formatLang(order_line.product_uom_qty, digits=0)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7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9:00:18.567000000</dc:date>
    <meta:editing-duration>P5DT4H27M51S</meta:editing-duration>
    <meta:editing-cycles>180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